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25.85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24.15pt"/>
    </style:style>
    <style:style style:name="co7" style:family="table-column">
      <style:table-column-properties fo:break-before="auto" style:column-width="28.01pt"/>
    </style:style>
    <style:style style:name="co8" style:family="table-column">
      <style:table-column-properties fo:break-before="auto" style:column-width="46.29pt"/>
    </style:style>
    <style:style style:name="co9" style:family="table-column">
      <style:table-column-properties fo:break-before="auto" style:column-width="225.64pt"/>
    </style:style>
    <style:style style:name="co10" style:family="table-column">
      <style:table-column-properties fo:break-before="auto" style:column-width="230.8pt"/>
    </style:style>
    <style:style style:name="co11" style:family="table-column">
      <style:table-column-properties fo:break-before="auto" style:column-width="31.1pt"/>
    </style:style>
    <style:style style:name="co12" style:family="table-column">
      <style:table-column-properties fo:break-before="auto" style:column-width="446.2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57.34pt"/>
    </style:style>
    <style:style style:name="co15" style:family="table-column">
      <style:table-column-properties fo:break-before="auto" style:column-width="68.14pt"/>
    </style:style>
    <style:style style:name="co16" style:family="table-column">
      <style:table-column-properties fo:break-before="auto" style:column-width="28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ccffff"/>
      <style:text-properties fo:color="#800080"/>
    </style:style>
    <style:style style:name="ce5" style:family="table-cell" style:parent-style-name="Default">
      <style:table-cell-properties fo:background-color="#ccffff"/>
      <style:text-properties fo:color="#0084d1"/>
    </style:style>
    <style:style style:name="ce6" style:family="table-cell" style:parent-style-name="Default">
      <style:table-cell-properties fo:background-color="#ccffff"/>
      <style:text-properties style:use-window-font-color="true"/>
    </style:style>
    <style:style style:name="ce7" style:family="table-cell" style:parent-style-name="Default">
      <style:table-cell-properties fo:background-color="#ccffff"/>
      <style:text-properties fo:color="#ff0000"/>
    </style:style>
    <style:style style:name="ce8" style:family="table-cell" style:parent-style-name="Default">
      <style:table-cell-properties fo:background-color="#ccffff"/>
      <style:text-properties fo:color="#5c8526"/>
    </style:style>
    <style:style style:name="ce9" style:family="table-cell" style:parent-style-name="Default">
      <style:table-cell-properties fo:background-color="#ccffff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bold" style:font-weight-asian="bold" style:font-weight-complex="bold"/>
    </style:style>
    <style:style style:name="ce12" style:family="table-cell" style:parent-style-name="Default"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style:use-window-font-color="true"/>
    </style:style>
    <style:style style:name="ce17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9" style:family="table-cell" style:parent-style-name="Default" style:data-style-name="N0">
      <style:table-cell-properties fo:background-color="#ccffff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20" style:family="table-cell" style:parent-style-name="Default" style:data-style-name="N33">
      <style:table-cell-properties style:text-align-source="fix" style:repeat-content="false" fo:background-color="transparent"/>
      <style:paragraph-properties fo:text-align="start" fo:margin-left="0pt"/>
      <style:text-properties fo:color="#000000" fo:font-weight="normal" style:font-weight-asian="normal" style:font-weight-complex="normal"/>
    </style:style>
    <style:style style:name="ce21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pt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008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4d1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000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5c8526"/>
    </style:style>
    <style:style style:name="ce31" style:family="table-cell" style:parent-style-name="Default">
      <style:table-cell-properties fo:background-color="#000000"/>
      <style:text-properties fo:color="#ffffff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800080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normal" style:font-weight-asian="normal" style:font-weight-complex="normal"/>
    </style:style>
    <style:style style:name="ce35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36" style:family="table-cell" style:parent-style-name="Default">
      <style:text-properties fo:color="#800080"/>
    </style:style>
    <style:style style:name="ce37" style:family="table-cell" style:parent-style-name="Default">
      <style:table-cell-properties fo:wrap-option="wrap"/>
      <style:text-properties fo:color="#800080"/>
    </style:style>
    <style:style style:name="ce38" style:family="table-cell" style:parent-style-name="Default">
      <style:text-properties fo:color="#0084d1"/>
    </style:style>
    <style:style style:name="ce39" style:family="table-cell" style:parent-style-name="Default">
      <style:text-properties fo:color="#008000"/>
    </style:style>
    <style:style style:name="ce40" style:family="table-cell" style:parent-style-name="Default">
      <style:table-cell-properties style:vertical-align="top"/>
      <style:text-properties style:use-window-font-color="true"/>
    </style:style>
    <style:style style:name="ce41" style:family="table-cell" style:parent-style-name="Default">
      <style:text-properties fo:color="#0000ff"/>
    </style:style>
    <style:style style:name="ce42" style:family="table-cell" style:parent-style-name="Default">
      <style:text-properties fo:color="#ff0000"/>
    </style:style>
    <style:style style:name="ce43" style:family="table-cell" style:parent-style-name="Default">
      <style:text-properties fo:color="#5c8526"/>
    </style:style>
    <style:style style:name="ce44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45" style:family="table-cell" style:parent-style-name="Default">
      <style:table-cell-properties fo:wrap-option="wrap"/>
    </style:style>
    <style:style style:name="ce46" style:family="table-cell" style:parent-style-name="Default">
      <style:table-cell-properties fo:wrap-option="wrap"/>
      <style:text-properties fo:color="#0084d1"/>
    </style:style>
    <style:style style:name="ce47" style:family="table-cell" style:parent-style-name="Default">
      <style:table-cell-properties fo:wrap-option="wrap"/>
      <style:text-properties fo:color="#008000"/>
    </style:style>
    <style:style style:name="ce48" style:family="table-cell" style:parent-style-name="Default">
      <style:table-cell-properties fo:wrap-option="wrap" style:vertical-align="top"/>
      <style:text-properties style:use-window-font-color="true"/>
    </style:style>
    <style:style style:name="ce49" style:family="table-cell" style:parent-style-name="Default">
      <style:table-cell-properties fo:wrap-option="wrap"/>
      <style:text-properties fo:color="#0000ff"/>
    </style:style>
    <style:style style:name="ce50" style:family="table-cell" style:parent-style-name="Default">
      <style:table-cell-properties fo:wrap-option="wrap"/>
      <style:text-properties fo:color="#ff0000"/>
    </style:style>
    <style:style style:name="ce51" style:family="table-cell" style:parent-style-name="Default">
      <style:table-cell-properties fo:wrap-option="wrap"/>
      <style:text-properties style:use-window-font-color="true"/>
    </style:style>
    <style:style style:name="ce52" style:family="table-cell" style:parent-style-name="Default">
      <style:table-cell-properties fo:wrap-option="wrap"/>
      <style:text-properties fo:color="#5c8526"/>
    </style:style>
    <style:style style:name="ce53" style:family="table-cell" style:parent-style-name="Default">
      <style:table-cell-properties fo:background-color="transparent"/>
      <style:text-properties fo:color="#000000"/>
    </style:style>
    <style:style style:name="ce54" style:family="table-cell" style:parent-style-name="Default">
      <style:table-cell-properties fo:background-color="#ccffff"/>
    </style:style>
    <style:style style:name="ce55" style:family="table-cell" style:parent-style-name="Default" style:data-style-name="N50">
      <style:table-cell-properties fo:background-color="#ccffff"/>
      <style:text-properties fo:color="#000000" fo:font-weight="bold" style:font-weight-asian="bold" style:font-weight-complex="600"/>
    </style:style>
    <style:style style:name="ce56" style:family="table-cell" style:parent-style-name="Default" style:data-style-name="N50">
      <style:table-cell-properties fo:background-color="transparent"/>
      <style:text-properties fo:color="#000000" fo:font-weight="bold" style:font-weight-asian="bold" style:font-weight-complex="600"/>
    </style:style>
    <style:style style:name="ce57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600"/>
    </style:style>
    <style:style style:name="ce58" style:family="table-cell" style:parent-style-name="Default" style:data-style-name="N0">
      <style:table-cell-properties fo:background-color="#ccffff"/>
      <style:text-properties fo:color="#000000" fo:font-weight="bold" style:font-weight-asian="bold" style:font-weight-complex="6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NS&quot;;&quot;IW&quot;;&quot;IT&quot;;&quot;CO&quot;)" table:allow-empty-cell="false" table:display-list="unsorted" table:base-cell-address="'Product Backlog'.C34">
          <table:error-message table:message-type="stop" table:display="true"/>
        </table:content-validation>
      </table:content-validations>
      <table:table table:name="Product Backlog" table:style-name="ta1">
        <table:shapes>
          <draw:frame draw:z-index="0" draw:style-name="gr1" draw:text-style-name="P1" svg:width="571.69pt" svg:height="341.18pt" svg:x="343.16pt" svg:y="28.6pt">
            <loext:p draw:notify-on-update-of-ranges="'Product Backlog'.B22:'Product Backlog'.B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visibility="collapse" table:default-cell-style-name="ce23"/>
        <table:table-column table:style-name="co7" table:visibility="collapse" table:default-cell-style-name="ce2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9" table:default-cell-style-name="Default"/>
        <table:table-row table:style-name="ro1">
          <table:table-cell office:value-type="string" calcext:value-type="string">
            <text:p>Product Name:</text:p>
          </table:table-cell>
          <table:table-cell table:style-name="ce9" office:value-type="string" calcext:value-type="string">
            <text:p>Robot shop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/>
          <table:table-cell table:style-name="ce44" office:value-type="string" calcext:value-type="string">
            <text:p>Fields in blue expect your input!</text:p>
          </table:table-cell>
          <table:table-cell table:style-name="ce2" table:number-columns-repeated="2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eam ID:</text:p>
          </table:table-cell>
          <table:table-cell table:style-name="ce9" office:value-type="string" calcext:value-type="string">
            <text:p>Robot’R’Us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office:value-type="string" calcext:value-type="string">
            <text:p>Ghaida Al-Atoum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office:value-type="string" calcext:value-type="string">
            <text:p>GJA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office:value-type="float" office:value="1001228672" calcext:value-type="float">
            <text:p>1001228672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(Additional names for teams only)</text:p>
          </table:table-cell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office:value-type="string" calcext:value-type="string">
            <text:p><text:s/>Junu Dhungana 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office:value-type="string" calcext:value-type="string">
            <text:p>JD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office:value-type="float" office:value="1001246500" calcext:value-type="float">
            <text:p>1001246500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office:value-type="string" calcext:value-type="string">
            <text:p>Jordan McGalliard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office:value-type="string" calcext:value-type="string">
            <text:p>JLM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office:value-type="float" office:value="1001228747" calcext:value-type="float">
            <text:p>1001228747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table:style-name="ce1" office:value-type="string" calcext:value-type="string">
            <text:p>Total Features</text:p>
          </table:table-cell>
          <table:table-cell table:style-name="ce10" office:value-type="string" calcext:value-type="string">
            <text:p>Left</text:p>
          </table:table-cell>
          <table:table-cell table:style-name="ce10" office:value-type="string" calcext:value-type="string">
            <text:p>Available</text:p>
          </table:table-cell>
          <table:table-cell table:style-name="ce17" office:value-type="string" calcext:value-type="string">
            <text:p>Completed</text:p>
          </table:table-cell>
          <table:table-cell table:style-name="ce21" office:value-type="string" calcext:value-type="string">
            <text:p>Sprint Ends</text:p>
          </table:table-cell>
          <table:table-cell table:style-name="ce21" table:number-columns-repeated="3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otal at Start</text:p>
          </table:table-cell>
          <table:table-cell table:style-name="ce11" office:value-type="float" office:value="22" calcext:value-type="float">
            <text:p>2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8"/>
          <table:table-cell table:number-columns-repeated="4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table:style-name="ce11" office:value-type="float" office:value="22" calcext:value-type="float">
            <text:p>2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5" calcext:value-type="float">
            <text:p>5</text:p>
          </table:table-cell>
          <table:table-cell table:style-name="ce20" office:value-type="date" office:date-value="2017-03-28" calcext:value-type="date" table:number-columns-spanned="4" table:number-rows-spanned="1">
            <text:p>Mar 2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2</text:p>
          </table:table-cell>
          <table:table-cell table:style-name="ce11" table:formula="of:=[.B23]-[.D23]" office:value-type="float" office:value="17" calcext:value-type="float">
            <text:p>17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0" calcext:value-type="float">
            <text:p>0</text:p>
          </table:table-cell>
          <table:table-cell table:style-name="ce20" table:formula="of:=[.E23]+7" office:value-type="date" office:date-value="2017-04-04" calcext:value-type="date" table:number-columns-spanned="4" table:number-rows-spanned="1">
            <text:p>Apr 04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3</text:p>
          </table:table-cell>
          <table:table-cell table:style-name="ce11" table:formula="of:=[.B24]-[.D24]" office:value-type="float" office:value="17" calcext:value-type="float">
            <text:p>17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table:formula="of:=[.D24]" office:value-type="float" office:value="0" calcext:value-type="float">
            <text:p>0</text:p>
          </table:table-cell>
          <table:table-cell table:style-name="ce20" table:formula="of:=[.E24]+7" office:value-type="date" office:date-value="2017-04-11" calcext:value-type="date" table:number-columns-spanned="4" table:number-rows-spanned="1">
            <text:p>Apr 11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4</text:p>
          </table:table-cell>
          <table:table-cell table:style-name="ce11" table:formula="of:=[.B25]-[.D25]" office:value-type="float" office:value="17" calcext:value-type="float">
            <text:p>17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table:formula="of:=[.D25]" office:value-type="float" office:value="0" calcext:value-type="float">
            <text:p>0</text:p>
          </table:table-cell>
          <table:table-cell table:style-name="ce20" table:formula="of:=[.E25]+7" office:value-type="date" office:date-value="2017-04-18" calcext:value-type="date" table:number-columns-spanned="4" table:number-rows-spanned="1">
            <text:p>Apr 1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5</text:p>
          </table:table-cell>
          <table:table-cell table:style-name="ce11" table:formula="of:=[.B26]-[.D26]" office:value-type="float" office:value="17" calcext:value-type="float">
            <text:p>17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table:formula="of:=[.D26]" office:value-type="float" office:value="0" calcext:value-type="float">
            <text:p>0</text:p>
          </table:table-cell>
          <table:table-cell table:style-name="ce20" table:formula="of:=[.E26]+7" office:value-type="date" office:date-value="2017-04-25" calcext:value-type="date" table:number-columns-spanned="4" table:number-rows-spanned="1">
            <text:p>Apr 25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6</text:p>
          </table:table-cell>
          <table:table-cell table:style-name="ce11" table:formula="of:=[.B27]-[.D27]" office:value-type="float" office:value="17" calcext:value-type="float">
            <text:p>17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table:formula="of:=[.D27]" office:value-type="float" office:value="0" calcext:value-type="float">
            <text:p>0</text:p>
          </table:table-cell>
          <table:table-cell table:style-name="ce20" table:formula="of:=[.E27]+7" office:value-type="date" office:date-value="2017-05-02" calcext:value-type="date" table:number-columns-spanned="4" table:number-rows-spanned="1">
            <text:p>May 02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/>
          <table:table-cell table:style-name="ce14"/>
          <table:table-cell table:style-name="ce20" table:number-columns-repeated="5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35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2" table:number-columns-repeated="4"/>
          <table:table-cell table:style-name="ce3" office:value-type="string" calcext:value-type="string">
            <text:p>Sprint # (by team size)</text:p>
          </table:table-cell>
          <table:table-cell table:style-name="ce31" table:number-columns-repeated="3"/>
          <table:table-cell table:style-name="ce34" table:number-columns-repeated="2"/>
          <table:table-cell table:style-name="ce2" office:value-type="string" calcext:value-type="string">
            <text:p>Additional features may be proposed by the student / team but must be approved by the Product Owner in writing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Prio</text:p>
          </table:table-cell>
          <table:table-cell table:style-name="ce15" office:value-type="string" calcext:value-type="string">
            <text:p>Status</text:p>
          </table:table-cell>
          <table:table-cell table:style-name="ce3" office:value-type="string" calcext:value-type="string">
            <text:p>Actual Sprint #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Pts</text:p>
          </table:table-cell>
          <table:table-cell table:style-name="ce15" office:value-type="string" calcext:value-type="string">
            <text:p>Cml</text:p>
          </table:table-cell>
          <table:table-cell table:style-name="ce3" office:value-type="string" calcext:value-type="string">
            <text:p>As a...</text:p>
          </table:table-cell>
          <table:table-cell table:style-name="ce3" office:value-type="string" calcext:value-type="string">
            <text:p>I want to...</text:p>
          </table:table-cell>
          <table:table-cell table:style-name="ce3" office:value-type="string" calcext:value-type="string">
            <text:p>So that...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office:annotation draw:style-name="gr2" draw:text-style-name="P3" svg:width="82.18pt" svg:height="50.49pt" svg:x="179.15pt" svg:y="379.87pt" draw:caption-point-x="-17.29pt" draw:caption-point-y="42.8pt">
              <dc:date>2017-03-20T00:00:00</dc:date>
              <text:p text:style-name="P2"><text:span text:style-name="T1">NS = Not Started</text:span></text:p>
              <text:p text:style-name="P2"><text:span text:style-name="T1">IW = In Work</text:span></text:p>
              <text:p text:style-name="P2"><text:span text:style-name="T1">IT = In Test</text:span></text:p>
              <text:p text:style-name="P2"><text:span text:style-name="T1">CP = Complete</text:span></text:p>
            </office:annotation>
            <text:p>NS</text:p>
          </table:table-cell>
          <table:table-cell table:style-name="ce4"/>
          <table:table-cell table:number-columns-repeated="4" table:style-name="ce22" office:value-type="float" office:value="1" calcext:value-type="float">
            <text:p>1</text:p>
          </table:table-cell>
          <table:table-cell table:style-name="ce22" office:value-type="float" office:value="21" calcext:value-type="float">
            <text:p>21</text:p>
          </table:table-cell>
          <table:table-cell table:style-name="ce22" table:formula="of:=[.I34]" office:value-type="float" office:value="21" calcext:value-type="float">
            <text:p>21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create robot parts</text:p>
          </table:table-cell>
          <table:table-cell table:style-name="ce37" office:value-type="string" calcext:value-type="string">
            <text:p>I can define robot model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o menu required here – run program, create a part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2" calcext:value-type="float">
            <text:p>2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4]+[.I35]" office:value-type="float" office:value="34" calcext:value-type="float">
            <text:p>34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define new robot models</text:p>
          </table:table-cell>
          <table:table-cell table:style-name="ce37" office:value-type="string" calcext:value-type="string">
            <text:p>RRS can sell them to our Beloved Customer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Menu needed – create parts, then create a robot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3" calcext:value-type="float">
            <text:p>3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[.J35]+[.I36]" office:value-type="float" office:value="39" calcext:value-type="float">
            <text:p>39</text:p>
          </table:table-cell>
          <table:table-cell table:style-name="ce36" office:value-type="string" calcext:value-type="string">
            <text:p>BC</text:p>
          </table:table-cell>
          <table:table-cell table:style-name="ce37" office:value-type="string" calcext:value-type="string">
            <text:p>browse a catalog of robot models</text:p>
          </table:table-cell>
          <table:table-cell table:style-name="ce37" office:value-type="string" calcext:value-type="string">
            <text:p>I can buy one or more robo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eed to list robots models, then list parts in selected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4" calcext:value-type="float">
            <text:p>4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6]+[.I37]" office:value-type="float" office:value="42" calcext:value-type="float">
            <text:p>42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Beloved Customer</text:p>
          </table:table-cell>
          <table:table-cell table:style-name="ce37" office:value-type="string" calcext:value-type="string">
            <text:p>I can keep track of who's buying our produc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The usual name, customer number, phone number, and email address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5" calcext:value-type="float">
            <text:p>5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7]+[.I38]" office:value-type="float" office:value="45" calcext:value-type="float">
            <text:p>45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Sales Associate</text:p>
          </table:table-cell>
          <table:table-cell table:style-name="ce37" office:value-type="string" calcext:value-type="string">
            <text:p>I can keep track of my employees' performance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ame and employee number at a minimum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6" calcext:value-type="float">
            <text:p>6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J38]+[.I39]" office:value-type="float" office:value="53" calcext:value-type="float">
            <text:p>53</text:p>
          </table:table-cell>
          <table:table-cell table:style-name="ce36" office:value-type="string" calcext:value-type="string">
            <text:p>SA</text:p>
          </table:table-cell>
          <table:table-cell table:style-name="ce37" office:value-type="string" calcext:value-type="string">
            <text:p>create a robot order for a Customer</text:p>
          </table:table-cell>
          <table:table-cell table:style-name="ce37" office:value-type="string" calcext:value-type="string">
            <text:p>I can sell robots and thus do my job well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Select robot model and quantity, show details with total price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7" calcext:value-type="float">
            <text:p>7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9]+[.I40]" office:value-type="float" office:value="66" calcext:value-type="float">
            <text:p>66</text:p>
          </table:table-cell>
          <table:table-cell table:style-name="ce36" office:value-type="string" calcext:value-type="string">
            <text:p>PB</text:p>
          </table:table-cell>
          <table:table-cell table:style-name="ce37" office:value-type="string" calcext:value-type="string">
            <text:p>ensure persistence of the RRS data</text:p>
          </table:table-cell>
          <table:table-cell table:style-name="ce37" office:value-type="string" calcext:value-type="string">
            <text:p>we don't lose orders or historical data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(CLI) Write the data to the default filename and reload it next time the program runs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8" calcext:value-type="float">
            <text:p>8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2" table:formula="of:=[.J40]+[.I41]" office:value-type="float" office:value="69" calcext:value-type="float">
            <text:p>69</text:p>
          </table:table-cell>
          <table:table-cell office:value-type="string" calcext:value-type="string">
            <text:p>All</text:p>
          </table:table-cell>
          <table:table-cell table:style-name="ce45" office:value-type="string" calcext:value-type="string">
            <text:p>open a GUI main window</text:p>
          </table:table-cell>
          <table:table-cell table:style-name="ce45" office:value-type="string" calcext:value-type="string">
            <text:p>I can interact with RRS Manager with my mous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o menu required here – run program, create a part</text:p>
          </table:table-cell>
          <table:table-cell table:number-columns-repeated="1009"/>
        </table:table-row>
        <table:table-row table:style-name="ro2">
          <table:table-cell table:style-name="ce4"/>
          <table:table-cell table:style-name="ce12" office:value-type="float" office:value="9" calcext:value-type="float">
            <text:p>9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style-name="ce22" table:formula="of:=[.J41]+[.I42]" office:value-type="float" office:value="103" calcext:value-type="float">
            <text:p>103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create robot parts via GUI dialogs</text:p>
          </table:table-cell>
          <table:table-cell table:style-name="ce45" office:value-type="string" calcext:value-type="string">
            <text:p>I can define robot model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n fl_input centric approach is OK initially, but a custom dialog is worth bonus points (perhaps Create &gt; Robot Part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0" calcext:value-type="float">
            <text:p>10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2]+[.I43]" office:value-type="float" office:value="124" calcext:value-type="float">
            <text:p>124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define new robot models via GUI dialogs</text:p>
          </table:table-cell>
          <table:table-cell table:style-name="ce45" office:value-type="string" calcext:value-type="string">
            <text:p>RRS can sell them to our Beloved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imilar to robot parts (perhaps Create &gt; Robot Model)</text:p>
          </table:table-cell>
          <table:table-cell table:number-columns-repeated="1009"/>
        </table:table-row>
        <table:table-row table:style-name="ro2">
          <table:table-cell table:style-name="ce4"/>
          <table:table-cell table:style-name="ce12" office:value-type="float" office:value="11" calcext:value-type="float">
            <text:p>11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2" table:formula="of:=[.J43]+[.I44]" office:value-type="float" office:value="132" calcext:value-type="float">
            <text:p>132</text:p>
          </table:table-cell>
          <table:table-cell office:value-type="string" calcext:value-type="string">
            <text:p>BC</text:p>
          </table:table-cell>
          <table:table-cell table:style-name="ce45" office:value-type="string" calcext:value-type="string">
            <text:p>browse a catalog of robots via a GUI report</text:p>
          </table:table-cell>
          <table:table-cell table:style-name="ce45" office:value-type="string" calcext:value-type="string">
            <text:p>I can buy one or more robo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 text output is OK initially, but an attractive HTML-like output is desired (perhaps Report &gt; All Robot Models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2" calcext:value-type="float">
            <text:p>12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4]+[.I45]" office:value-type="float" office:value="153" calcext:value-type="float">
            <text:p>153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robot order for a Customer via GUI</text:p>
          </table:table-cell>
          <table:table-cell table:style-name="ce45" office:value-type="string" calcext:value-type="string">
            <text:p>I can sell robots and thus do my job well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s with CLI (and you’ll need the CLI to add BC and SA people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3" calcext:value-type="float">
            <text:p>13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2" table:formula="of:=[.J45]+[.I46]" office:value-type="float" office:value="166" calcext:value-type="float">
            <text:p>166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manage a robot order for a Customer via GUI</text:p>
          </table:table-cell>
          <table:table-cell table:style-name="ce45" office:value-type="string" calcext:value-type="string">
            <text:p>I can ensure the robot is built and ship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is will involve a state machine implementation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4" calcext:value-type="float">
            <text:p>14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2" table:formula="of:=[.J46]+[.I47]" office:value-type="float" office:value="174" calcext:value-type="float">
            <text:p>174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Beloved Customer via GUI</text:p>
          </table:table-cell>
          <table:table-cell table:style-name="ce45" office:value-type="string" calcext:value-type="string">
            <text:p>I can keep track of who's buying our produc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e usual name, address, phone number, and email address (perhaps Create &gt; Customer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5" calcext:value-type="float">
            <text:p>15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2" table:formula="of:=[.J47]+[.I48]" office:value-type="float" office:value="179" calcext:value-type="float">
            <text:p>179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Sales Associate via GUI</text:p>
          </table:table-cell>
          <table:table-cell table:style-name="ce45" office:value-type="string" calcext:value-type="string">
            <text:p>I can keep track of my employees' performanc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ame and employee number at a minimum (perhaps Create &gt; Sales Associate)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2" office:value-type="float" office:value="16" calcext:value-type="float">
            <text:p>16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5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formula="of:=[.J48]+[.I49]" office:value-type="float" office:value="192" calcext:value-type="float">
            <text:p>192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pictures of the robots in the GUI catalog</text:p>
          </table:table-cell>
          <table:table-cell table:style-name="ce46" office:value-type="string" calcext:value-type="string">
            <text:p>I can see what I'm buying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Add picture when defining robot model, and show it in the robot model report</text:p>
          </table:table-cell>
          <table:table-cell table:style-name="ce38" table:number-columns-repeated="1009"/>
        </table:table-row>
        <table:table-row table:style-name="ro1">
          <table:table-cell table:style-name="ce4"/>
          <table:table-cell table:style-name="ce12" office:value-type="float" office:value="17" calcext:value-type="float">
            <text:p>17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2" table:formula="of:=[.J49]+[.I50]" office:value-type="float" office:value="197" calcext:value-type="float">
            <text:p>197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explicitly via GUI</text:p>
          </table:table-cell>
          <table:table-cell table:style-name="ce47" office:value-type="string" calcext:value-type="string">
            <text:p>we can save data without exiting the program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the default filename on command (perhaps File &gt; Save to the default filename)</text:p>
          </table:table-cell>
          <table:table-cell table:style-name="ce39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18" calcext:value-type="float">
            <text:p>18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0]+[.I51]" office:value-type="float" office:value="205" calcext:value-type="float">
            <text:p>205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load data explicitly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Read the data from a user-selected file on command (perhaps File &gt; Open)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4"/>
          <table:table-cell table:style-name="ce12" office:value-type="float" office:value="19" calcext:value-type="float">
            <text:p>19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1]+[.I52]" office:value-type="float" office:value="213" calcext:value-type="float">
            <text:p>213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to a specified name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a user-selected file on command and make that fie the default (perhaps File &gt; Save As)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6"/>
          <table:table-cell table:style-name="ce12" office:value-type="float" office:value="20" calcext:value-type="float">
            <text:p>20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6"/>
          <table:table-cell table:style-name="ce26" table:number-columns-repeated="2"/>
          <table:table-cell table:number-columns-repeated="2" table:style-name="ce26" office:value-type="float" office:value="5" calcext:value-type="float">
            <text:p>5</text:p>
          </table:table-cell>
          <table:table-cell table:style-name="ce26" office:value-type="float" office:value="13" calcext:value-type="float">
            <text:p>13</text:p>
          </table:table-cell>
          <table:table-cell table:style-name="ce29" table:formula="of:=[.J52]+[.I53]" office:value-type="float" office:value="226" calcext:value-type="float">
            <text:p>226</text:p>
          </table:table-cell>
          <table:table-cell table:style-name="ce40" office:value-type="string" calcext:value-type="string">
            <text:p>PB / SA</text:p>
          </table:table-cell>
          <table:table-cell table:style-name="ce48" office:value-type="string" calcext:value-type="string">
            <text:p>view a report of orders per SA in the GUI</text:p>
          </table:table-cell>
          <table:table-cell table:style-name="ce48" office:value-type="string" calcext:value-type="string">
            <text:p>I can estimate the value of employees / </text:p>
            <text:p>I can justify a raise</text:p>
          </table:table-cell>
          <table:table-cell table:style-name="ce51" office:value-type="string" calcext:value-type="string">
            <text:p>GUI</text:p>
          </table:table-cell>
          <table:table-cell table:style-name="ce48" office:value-type="string" calcext:value-type="string">
            <text:p>A basic text report is fine (perhaps Report &gt; Orders by Sales Associate)</text:p>
          </table:table-cell>
          <table:table-cell table:style-name="ce40" table:number-columns-repeated="1008"/>
          <table:table-cell table:style-name="ce12"/>
        </table:table-row>
        <table:table-row table:style-name="ro2">
          <table:table-cell table:style-name="ce4"/>
          <table:table-cell table:style-name="ce12" office:value-type="float" office:value="21" calcext:value-type="float">
            <text:p>21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1" calcext:value-type="float">
            <text:p>21</text:p>
          </table:table-cell>
          <table:table-cell table:style-name="ce22" table:formula="of:=[.J53]+[.I54]" office:value-type="float" office:value="247" calcext:value-type="float">
            <text:p>247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basic login by role and customize the GUI</text:p>
          </table:table-cell>
          <table:table-cell table:style-name="ce49" office:value-type="string" calcext:value-type="string">
            <text:p>we don't have options that don't apply to our roles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41" table:number-columns-repeated="1008"/>
          <table:table-cell/>
        </table:table-row>
        <table:table-row table:style-name="ro2">
          <table:table-cell table:style-name="ce4"/>
          <table:table-cell table:style-name="ce12" office:value-type="float" office:value="22" calcext:value-type="float">
            <text:p>22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3" calcext:value-type="float">
            <text:p>13</text:p>
          </table:table-cell>
          <table:table-cell table:style-name="ce22" table:formula="of:=[.J54]+[.I55]" office:value-type="float" office:value="260" calcext:value-type="float">
            <text:p>260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copy and paste from text fields</text:p>
          </table:table-cell>
          <table:table-cell table:style-name="ce49" office:value-type="string" calcext:value-type="string">
            <text:p>we can save typing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Just implement this where the toolkit supports it – not all text widgets do, but it's easy where it's supported</text:p>
          </table:table-cell>
          <table:table-cell table:style-name="ce41" table:number-columns-repeated="1008"/>
          <table:table-cell/>
        </table:table-row>
        <table:table-row table:style-name="ro2">
          <table:table-cell table:style-name="ce7"/>
          <table:table-cell table:style-name="ce12" office:value-type="float" office:value="23" calcext:value-type="float">
            <text:p>23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7"/>
          <table:table-cell table:style-name="ce28" table:number-columns-repeated="2"/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13" calcext:value-type="float">
            <text:p>13</text:p>
          </table:table-cell>
          <table:table-cell table:style-name="ce28" table:formula="of:=[.J55]+[.I56]" office:value-type="float" office:value="273" calcext:value-type="float">
            <text:p>273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bill (invoice) in the GUI</text:p>
          </table:table-cell>
          <table:table-cell table:style-name="ce50" office:value-type="string" calcext:value-type="string">
            <text:p>I can pay for my robots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Invoice)</text:p>
          </table:table-cell>
          <table:table-cell table:style-name="ce42" table:number-columns-repeated="1009"/>
        </table:table-row>
        <table:table-row table:style-name="ro2">
          <table:table-cell table:style-name="ce7"/>
          <table:table-cell table:style-name="ce12" office:value-type="float" office:value="24" calcext:value-type="float">
            <text:p>24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6]+[.I57]" office:value-type="float" office:value="281" calcext:value-type="float">
            <text:p>281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orders in the GUI</text:p>
          </table:table-cell>
          <table:table-cell table:style-name="ce50" office:value-type="string" calcext:value-type="string">
            <text:p>see what I have coming to m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42" table:number-columns-repeated="1009"/>
        </table:table-row>
        <table:table-row table:style-name="ro1">
          <table:table-cell table:style-name="ce7"/>
          <table:table-cell table:style-name="ce12" office:value-type="float" office:value="25" calcext:value-type="float">
            <text:p>25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7]+[.I58]" office:value-type="float" office:value="289" calcext:value-type="float">
            <text:p>289</text:p>
          </table:table-cell>
          <table:table-cell table:style-name="ce42" office:value-type="string" calcext:value-type="string">
            <text:p>SA</text:p>
          </table:table-cell>
          <table:table-cell table:style-name="ce50" office:value-type="string" calcext:value-type="string">
            <text:p>view a sales report in the GUI</text:p>
          </table:table-cell>
          <table:table-cell table:style-name="ce50" office:value-type="string" calcext:value-type="string">
            <text:p>I can justify a rais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Orders by Sales Associate)</text:p>
          </table:table-cell>
          <table:table-cell table:style-name="ce42" table:number-columns-repeated="1009"/>
        </table:table-row>
        <table:table-row table:style-name="ro1">
          <table:table-cell table:style-name="ce7"/>
          <table:table-cell table:style-name="ce12" office:value-type="float" office:value="26" calcext:value-type="float">
            <text:p>26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8]+[.I59]" office:value-type="float" office:value="297" calcext:value-type="float">
            <text:p>297</text:p>
          </table:table-cell>
          <table:table-cell table:style-name="ce42" office:value-type="string" calcext:value-type="string">
            <text:p>PB</text:p>
          </table:table-cell>
          <table:table-cell table:style-name="ce50" office:value-type="string" calcext:value-type="string">
            <text:p>view a report of all orders in the GUI</text:p>
          </table:table-cell>
          <table:table-cell table:style-name="ce50" office:value-type="string" calcext:value-type="string">
            <text:p>I can manage the company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All Orders)</text:p>
          </table:table-cell>
          <table:table-cell table:style-name="ce42" table:number-columns-repeated="1009"/>
        </table:table-row>
        <table:table-row table:style-name="ro1">
          <table:table-cell table:style-name="ce6"/>
          <table:table-cell table:style-name="ce12" office:value-type="float" office:value="27" calcext:value-type="float">
            <text:p>27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6"/>
          <table:table-cell table:style-name="ce29" table:number-columns-repeated="3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13" calcext:value-type="float">
            <text:p>13</text:p>
          </table:table-cell>
          <table:table-cell table:style-name="ce29" table:formula="of:=[.J59]+[.I60]" office:value-type="float" office:value="310" calcext:value-type="float">
            <text:p>310</text:p>
          </table:table-cell>
          <table:table-cell table:style-name="ce12" office:value-type="string" calcext:value-type="string">
            <text:p>All</text:p>
          </table:table-cell>
          <table:table-cell table:style-name="ce51" office:value-type="string" calcext:value-type="string">
            <text:p>Add multi-level undo</text:p>
          </table:table-cell>
          <table:table-cell table:style-name="ce51" office:value-type="string" calcext:value-type="string">
            <text:p>Worry less about making mistakes</text:p>
          </table:table-cell>
          <table:table-cell table:style-name="ce51" office:value-type="string" calcext:value-type="string">
            <text:p>GUI</text:p>
          </table:table-cell>
          <table:table-cell table:style-name="ce51" office:value-type="string" calcext:value-type="string">
            <text:p>This would be for each Create event (e.g., a new Customer) only (perhaps Edit &gt; Undo)</text:p>
          </table:table-cell>
          <table:table-cell table:style-name="ce12" table:number-columns-repeated="1009"/>
        </table:table-row>
        <table:table-row table:style-name="ro1">
          <table:table-cell table:style-name="ce5"/>
          <table:table-cell table:style-name="ce12" office:value-type="float" office:value="28" calcext:value-type="float">
            <text:p>28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5"/>
          <table:table-cell table:style-name="ce24" table:number-columns-repeated="4"/>
          <table:table-cell table:style-name="ce24" office:value-type="float" office:value="21" calcext:value-type="float">
            <text:p>21</text:p>
          </table:table-cell>
          <table:table-cell table:style-name="ce24" table:formula="of:=[.J60]+[.I61]" office:value-type="float" office:value="331" calcext:value-type="float">
            <text:p>331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a pie chart of a model's component costs</text:p>
          </table:table-cell>
          <table:table-cell table:style-name="ce46" office:value-type="string" calcext:value-type="string">
            <text:p>I can decide if I want a different model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Consider using Fl_Chart, q.v., (perhaps Report &gt; Robot Model Cost Breakdown)</text:p>
          </table:table-cell>
          <table:table-cell table:style-name="ce38" table:number-columns-repeated="1009"/>
        </table:table-row>
        <table:table-row table:style-name="ro1">
          <table:table-cell table:style-name="ce4"/>
          <table:table-cell table:style-name="ce12" office:value-type="float" office:value="29" calcext:value-type="float">
            <text:p>29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13" calcext:value-type="float">
            <text:p>13</text:p>
          </table:table-cell>
          <table:table-cell table:style-name="ce22" table:formula="of:=[.J61]+[.I62]" office:value-type="float" office:value="344" calcext:value-type="float">
            <text:p>344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bulk (2+) order for Customer via GUI</text:p>
          </table:table-cell>
          <table:table-cell table:style-name="ce45" office:value-type="string" calcext:value-type="string">
            <text:p>avoid proliferation of orders and paperwork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llow more than one robot model (with respective quantity) on a single order</text:p>
          </table:table-cell>
          <table:table-cell table:number-columns-repeated="1009"/>
        </table:table-row>
        <table:table-row table:style-name="ro1">
          <table:table-cell table:style-name="ce8"/>
          <table:table-cell table:style-name="ce12" office:value-type="float" office:value="30" calcext:value-type="float">
            <text:p>30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2]+[.I63]" office:value-type="float" office:value="352" calcext:value-type="float">
            <text:p>352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parts via GUI</text:p>
          </table:table-cell>
          <table:table-cell table:style-name="ce52" office:value-type="string" calcext:value-type="string">
            <text:p>obsolete parts aren't accidentally us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parts as “obsolete” and don't allow adding them to new robot models</text:p>
          </table:table-cell>
          <table:table-cell table:style-name="ce43" table:number-columns-repeated="1009"/>
        </table:table-row>
        <table:table-row table:style-name="ro1">
          <table:table-cell table:style-name="ce8"/>
          <table:table-cell table:style-name="ce12" office:value-type="float" office:value="31" calcext:value-type="float">
            <text:p>31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3]+[.I64]" office:value-type="float" office:value="360" calcext:value-type="float">
            <text:p>360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models via GUI</text:p>
          </table:table-cell>
          <table:table-cell table:style-name="ce52" office:value-type="string" calcext:value-type="string">
            <text:p>obsolete robots aren't order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models as “obsolete” and don't allow adding them to new orders</text:p>
          </table:table-cell>
          <table:table-cell table:style-name="ce43" table:number-columns-repeated="1009"/>
        </table:table-row>
        <table:table-row table:style-name="ro1">
          <table:table-cell table:style-name="ce4"/>
          <table:table-cell table:style-name="ce12" office:value-type="float" office:value="32" calcext:value-type="float">
            <text:p>32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21" calcext:value-type="float">
            <text:p>21</text:p>
          </table:table-cell>
          <table:table-cell table:style-name="ce22" table:formula="of:=[.J64]+[.I65]" office:value-type="float" office:value="381" calcext:value-type="float">
            <text:p>381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save a draft order and return to it later via GUI</text:p>
          </table:table-cell>
          <table:table-cell table:style-name="ce45" office:value-type="string" calcext:value-type="string">
            <text:p>I can multi-task between indecisive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ave an order that hasn't been complete, and allow SA to resume work on it later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45" table:number-columns-repeated="4"/>
          <table:table-cell table:number-columns-repeated="1009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NN Backlog" table:style-name="ta1">
        <table:shapes>
          <draw:frame draw:z-index="0" draw:style-name="gr1" draw:text-style-name="P1" svg:width="295.37pt" svg:height="146.07pt" svg:x="321.76pt" svg:y="18.09pt">
            <loext:p draw:notify-on-update-of-ranges="'Sprint NN Backlog'.B6:'Sprint NN Backlog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ce54"/>
        <table:table-column table:style-name="co13" table:number-columns-repeated="3" table:default-cell-style-name="ce54"/>
        <table:table-column table:style-name="co15" table:default-cell-style-name="ce54"/>
        <table:table-column table:style-name="co16" table:default-cell-style-name="ce54"/>
        <table:table-column table:style-name="co13" table:default-cell-style-name="ce54"/>
        <table:table-column table:style-name="co16" table:default-cell-style-name="ce54"/>
        <table:table-column table:style-name="co13" table:number-columns-repeated="1016" table:default-cell-style-name="Default"/>
        <table:table-row table:style-name="ro1">
          <table:table-cell table:style-name="ce2" office:value-type="string" calcext:value-type="string">
            <text:p>Sprint #</text:p>
          </table:table-cell>
          <table:table-cell table:style-name="ce9"/>
          <table:table-cell table:style-name="ce2" table:number-columns-repeated="3"/>
          <table:table-cell table:style-name="ce11" office:value-type="string" calcext:value-type="string">
            <text:p>*** Example Only – Set up a tab for EACH SPRINT ***</text:p>
          </table:table-cell>
          <table:table-cell table:style-name="ce2" table:number-columns-repeated="2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/>
          <table:table-cell table:style-name="ce56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table:style-name="ce57" table:formula="of:=COUNTA([.$F$16:.$F$145])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table:style-name="ce58" table:formula="of:=[.B6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table:style-name="ce58" table:formula="of:=[.B7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table:style-name="ce58" table:formula="of:=[.B8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table:style-name="ce58" table:formula="of:=[.B9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table:style-name="ce58" table:formula="of:=[.B10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table:style-name="ce58" table:formula="of:=[.B11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table:style-name="ce58" table:formula="of:=[.B12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table:number-columns-repeated="8"/>
          <table:table-cell table:style-name="ce53" table:number-columns-repeated="1016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11:33:27.6573178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2:16:37.203244101</meta:creation-date>
    <dc:date>2017-03-27T17:08:42.976605493</dc:date>
    <meta:editing-duration>PT21H46M35S</meta:editing-duration>
    <meta:editing-cycles>55</meta:editing-cycles>
    <meta:generator>LibreOffice/5.1.6.2$Linux_X86_64 LibreOffice_project/10m0$Build-2</meta:generator>
    <meta:document-statistic meta:table-count="2" meta:cell-count="4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origin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69cm" svg:height="12.037cm" xlink:href=".." xlink:type="simple" chart:class="chart:line" chart:style-name="ch1">
        <chart:title svg:x="7.236cm" svg:y="0.376cm" chart:style-name="ch2">
          <text:p>Product Backlog Burn Chart</text:p>
        </chart:title>
        <chart:plot-area chart:style-name="ch3" table:cell-range-address="'Product Backlog'.B22:'Product Backlog'.B28" chart:data-source-has-labels="row" svg:x="1.414cm" svg:y="1.395cm" svg:width="18.352cm" svg:height="9.421cm">
          <chartooo:coordinate-region svg:x="2.035cm" svg:y="1.594cm" svg:width="17.638cm" svg:height="8.575cm"/>
          <chart:axis chart:dimension="x" chart:name="primary-x" chart:style-name="ch4">
            <chart:title svg:x="10.03cm" svg:y="11.056cm" chart:style-name="ch5">
              <text:p>Sprints</text:p>
            </chart:title>
          </chart:axis>
          <chart:axis chart:dimension="y" chart:name="primary-y" chart:style-name="ch6">
            <chart:title svg:x="0.451cm" svg:y="8.808cm" chart:style-name="ch7">
              <text:p>Features Remaining at Start of Sprint</text:p>
            </chart:title>
            <chart:grid chart:style-name="ch8" chart:class="major"/>
          </chart:axis>
          <chart:series chart:style-name="ch9" chart:values-cell-range-address="'Product Backlog'.B22:'Product Backlog'.B28" loext:label-string="i" chart:class="chart:line">
            <chart:data-point chart:repeated="7"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">
                <text:p>22</text:p>
                <draw:g>
                  <svg:desc>'Product Backlog'.B22:'Product Backlog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21cm" svg:height="5.154cm" xlink:href=".." xlink:type="simple" chart:class="chart:line" chart:style-name="ch1">
        <chart:title svg:x="3.407cm" svg:y="0.239cm" chart:style-name="ch2">
          <text:p>Sprint Burn Chart</text:p>
        </chart:title>
        <chart:plot-area chart:style-name="ch3" table:cell-range-address="'Sprint NN Backlog'.B6:'Sprint NN Backlog'.B13" svg:x="1.219cm" svg:y="1.121cm" svg:width="8.994cm" svg:height="2.949cm">
          <chartooo:coordinate-region svg:x="1.946cm" svg:y="1.321cm" svg:width="8.173cm" svg:height="2.102cm"/>
          <chart:axis chart:dimension="x" chart:name="primary-x" chart:style-name="ch4">
            <chart:title svg:x="5.262cm" svg:y="4.173cm" chart:style-name="ch5">
              <text:p>Tasks</text:p>
            </chart:title>
          </chart:axis>
          <chart:axis chart:dimension="y" chart:name="primary-y" chart:style-name="ch6">
            <chart:title svg:x="0.451cm" svg:y="3.023cm" chart:style-name="ch7">
              <text:p>Days</text:p>
            </chart:title>
            <chart:grid chart:style-name="ch8" chart:class="major"/>
          </chart:axis>
          <chart:series chart:style-name="ch9" chart:values-cell-range-address="'Sprint NN Backlog'.B6:'Sprint NN Backlog'.B1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rint NN Backlog'.B6:'Sprint NN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